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10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9" office:value-type="string" calcext:value-type="string">
            <text:p>I0.0</text:p>
          </table:table-cell>
          <table:table-cell table:style-name="ce10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1</text:p>
          </table:table-cell>
          <table:table-cell table:style-name="ce9" office:value-type="string" calcext:value-type="string">
            <text:p>I0.6</text:p>
          </table:table-cell>
          <table:table-cell table:style-name="ce10" office:value-type="string" calcext:value-type="string">
            <text:p>Use port:I0.1，工作在0模式，控制位SM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9" office:value-type="string" calcext:value-type="string">
            <text:p>I0.3</text:p>
          </table:table-cell>
          <table:table-cell table:style-name="ce10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10" office:value-type="string" calcext:value-type="string">
            <text:p>方向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10" office:value-type="string" calcext:value-type="string">
            <text:p>行程开关增加物理断开信号控制，逻辑和物理双重保护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10" office:value-type="string" calcext:value-type="string">
            <text:p>Monitor脱机，PLC停止控制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Accuracy</text:p>
          </table:table-cell>
          <table:table-cell office:value-type="string" calcext:value-type="string">
            <text:p>VD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 Param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P_IL5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DG5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OL5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4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DG4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OL4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3</text:p>
          </table:table-cell>
          <table:table-cell office:value-type="string" calcext:value-type="string">
            <text:p>VD6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DG3</text:p>
          </table:table-cell>
          <table:table-cell office:value-type="string" calcext:value-type="string">
            <text:p>VD68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OL3</text:p>
          </table:table-cell>
          <table:table-cell office:value-type="string" calcext:value-type="string">
            <text:p>VD7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76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/>
          <table:table-cell office:value-type="string" calcext:value-type="string">
            <text:p>CP_DG2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CP_IL1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1">
          <table:table-cell/>
          <table:table-cell office:value-type="string" calcext:value-type="string">
            <text:p>CP_DG1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200.5" calcext:value-type="float">
            <text:p>200.5</text:p>
          </table:table-cell>
          <table:table-cell office:value-type="float" office:value="307.5" calcext:value-type="float">
            <text:p>307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10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RuleCounterRate</text:p>
          </table:table-cell>
          <table:table-cell table:style-name="ce2" table:formula="of:=[.F41]/[.F18]" office:value-type="float" office:value="96.5" calcext:value-type="float">
            <text:p>96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10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DG1-DG2)/(IL1/OL1-IL2/OL2)</text:p>
          </table:table-cell>
          <table:table-cell table:formula="of:=([.F34]-[.F37])/([.F33]/[.F35]-[.F36]/[.F38])" office:value-type="float" office:value="-2.42266265718972" calcext:value-type="float">
            <text:p>-2.422662657189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X_OW_CG</text:p>
          </table:table-cell>
          <table:table-cell table:style-name="ce8" office:value-type="string" calcext:value-type="string">
            <text:p>VD11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IL1*OL2*DG2-IL2*OL1*DG1)/(IL2*OL1-OL2*IL1)</text:p>
          </table:table-cell>
          <table:table-cell table:formula="of:=([.F38]*[.F37]*[.F33]-[.F36]*[.F35]*[.F34])/([.F36]*[.F35]-[.F38]*[.F33])" office:value-type="float" office:value="-4.09622744669219" calcext:value-type="float">
            <text:p>-4.096227446692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getDG</text:p>
          </table:table-cell>
          <table:table-cell office:value-type="string" calcext:value-type="string">
            <text:p>VD1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_CG</text:p>
          </table:table-cell>
          <table:table-cell table:formula="of:=[.F42]/[.F22]*[.F43]-[.F44]" office:value-type="float" office:value="2.92729271459814" calcext:value-type="float">
            <text:p>2.92729271459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2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argetDG*MonitorGapRate</text:p>
          </table:table-cell>
          <table:table-cell table:formula="of:=[.F45]*[.F16]" office:value-type="float" office:value="5.85458542919629" calcext:value-type="float">
            <text:p>5.8545854291962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5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office:value-type="float" office:value="1024" calcext:value-type="float">
            <text:p>1024.00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office:value-type="float" office:value="1024" calcext:value-type="float">
            <text:p>1024.00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Manua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21T17:06:45.817025800</dc:date>
    <meta:editing-duration>P4DT11H31M40S</meta:editing-duration>
    <meta:editing-cycles>59</meta:editing-cycles>
    <meta:generator>LibreOffice_Vanilla/6.2.1.3$MacOSX_X86_64 LibreOffice_project/e485074f4984fbc86184b6aa3aba3228d0150755</meta:generator>
    <meta:document-statistic meta:table-count="5" meta:cell-count="347" meta:object-count="0"/>
  </office:meta>
</office:document-meta>
</file>